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5e387" officeooo:paragraph-rsid="00093743"/>
    </style:style>
    <style:style style:name="P2" style:family="paragraph" style:parent-style-name="Text_20_body">
      <style:text-properties officeooo:rsid="00072996" officeooo:paragraph-rsid="00072996"/>
    </style:style>
    <style:style style:name="P3" style:family="paragraph" style:parent-style-name="Text_20_body">
      <style:text-properties officeooo:rsid="000b4dcd" officeooo:paragraph-rsid="000b4dcd"/>
    </style:style>
    <style:style style:name="P4" style:family="paragraph" style:parent-style-name="Text_20_body">
      <style:text-properties officeooo:rsid="0005e387" officeooo:paragraph-rsid="0005e387"/>
    </style:style>
    <style:style style:name="P5" style:family="paragraph" style:parent-style-name="Text_20_body">
      <loext:graphic-properties draw:fill="none" draw:fill-color="#ffffff"/>
      <style:paragraph-properties fo:margin-top="0in" fo:margin-bottom="0in" loext:contextual-spacing="false" fo:background-color="transparent"/>
    </style:style>
    <style:style style:name="T1" style:family="text">
      <style:text-properties officeooo:rsid="0005e387"/>
    </style:style>
    <style:style style:name="T2" style:family="text">
      <style:text-properties officeooo:rsid="000728bc"/>
    </style:style>
    <style:style style:name="T3" style:family="text">
      <style:text-properties officeooo:rsid="00093743"/>
    </style:style>
    <style:style style:name="T4" style:family="text">
      <style:text-properties officeooo:rsid="00099d59"/>
    </style:style>
    <style:style style:name="T5" style:family="text">
      <style:text-properties fo:color="#0e101a"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lsteins’ bodyweight change using bodyweight predictions</text:p>
      <text:p text:style-name="Addressee">A. Tedde, …, H. Soyeurt</text:p>
      <text:h text:style-name="Heading_20_1" text:outline-level="1">Introduction</text:h>
      <text:h text:style-name="Heading_20_1" text:outline-level="1">Materials and methods</text:h>
      <text:h text:style-name="Heading_20_2" text:outline-level="2">Data</text:h>
      <text:p text:style-name="P4"><text:span text:style-name="T5">The datasets were collected worldwide within various external projects by different entities. The analysis covered in this paper was not the primary interest of those initial data collection. However, we took advantage of the data sharing and the coincidence of the different measured traits to use them to improve the bodyweight equation developed in </text:span><text:span text:style-name="Strong_20_Emphasis"><text:span text:style-name="T5">Soyeurt et al. 2019</text:span></text:span><text:span text:style-name="T5"> and </text:span><text:span text:style-name="Strong_20_Emphasis"><text:span text:style-name="T5">Tedde et al. 2021</text:span></text:span><text:span text:style-name="T5">. </text:span></text:p>
      <text:p text:style-name="P5"><text:span text:style-name="T5">For brevity, the authors refer to the datasets by abbreviations going from h01 to h13, as summarized in </text:span><text:span text:style-name="Strong_20_Emphasis"><text:span text:style-name="T5">table X</text:span></text:span><text:span text:style-name="T5">. The tenth first datasets (h01 to h10) were described in </text:span><text:span text:style-name="Strong_20_Emphasis"><text:span text:style-name="T5">Tedde et al. 2021</text:span></text:span><text:span text:style-name="T5">. </text:span></text:p>
      <text:h text:style-name="Heading_20_2" text:outline-level="2">Cleaning <text:span text:style-name="T3">and treatments</text:span></text:h>
      <text:p text:style-name="Text_20_body">→ <text:span text:style-name="T4">Yield total and milk yield</text:span></text:p>
      <text:p text:style-name="Text_20_body">→ <text:span text:style-name="T1">Support of the study (BW) → Applied to test dataset</text:span></text:p>
      <text:p text:style-name="Text_20_body">→ <text:span text:style-name="T1">Domain restiction (dim, MY, GH &lt; 5) → Applied to test dataset</text:span></text:p>
      <text:p text:style-name="Text_20_body">→ <text:span text:style-name="T1">Outliers → Using LM. → Same analysis on test dataset.</text:span></text:p>
      <text:p text:style-name="P1">→ <text:span text:style-name="T3">Smothing of swiss dataset.</text:span></text:p>
      <text:h text:style-name="Heading_20_2" text:outline-level="2">Bodyweight prediction</text:h>
      <text:p text:style-name="Text_20_body">→ <text:span text:style-name="T2">Desciption of the algorithm in depth.</text:span></text:p>
      <text:p text:style-name="P3">Use of pls as in article …, introduction of xgboost using gblinear and gbtree boosters. </text:p>
      <text:h text:style-name="Heading_20_2" text:outline-level="2">Bodyweight change estimation</text:h>
      <text:p text:style-name="Text_20_body">→ <text:span text:style-name="T2">Description of the calculation of BW change using predictions</text:span></text:p>
      <text:p text:style-name="Text_20_body">→ <text:span text:style-name="T2">Comparison with reference values</text:span></text:p>
      <text:h text:style-name="Heading_20_1" text:outline-level="1"><text:soft-page-break/>Results</text:h>
      <text:h text:style-name="Heading_20_2" text:outline-level="2">Descriptive statistics</text:h>
      <text:p text:style-name="P2">→ Before and after the cleaning steps.</text:p>
      <text:h text:style-name="Heading_20_2" text:outline-level="2">Prediction results</text:h>
      <text:h text:style-name="Heading_20_2" text:outline-level="2">BW estimation</text:h>
      <text:h text:style-name="Heading_20_1" text:outline-level="1">Discussions</text:h>
      <text:h text:style-name="Heading_20_1" text:outline-level="1">Conclusio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10:20:19.083785843</meta:creation-date>
    <dc:date>2022-01-18T12:58:20.446723806</dc:date>
    <meta:editing-duration>P4DT17H41M50S</meta:editing-duration>
    <meta:editing-cycles>6</meta:editing-cycles>
    <meta:generator>LibreOffice/6.4.7.2$Linux_X86_64 LibreOffice_project/40$Build-2</meta:generator>
    <meta:document-statistic meta:table-count="0" meta:image-count="0" meta:object-count="0" meta:page-count="2" meta:paragraph-count="26" meta:word-count="220" meta:character-count="1342" meta:non-whitespace-character-count="1145"/>
  </office:meta>
</office:document-meta>
</file>